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47400000474098D9D72.gif"/>
  <manifest:file-entry manifest:media-type="image/gif" manifest:full-path="Pictures/10000200000004740000047490A3C5CD.gif"/>
  <manifest:file-entry manifest:media-type="image/gif" manifest:full-path="Pictures/10000200000004740000047482E9B0BC.gif"/>
  <manifest:file-entry manifest:media-type="image/gif" manifest:full-path="Pictures/100002000000047400000474814A364B.gif"/>
  <manifest:file-entry manifest:media-type="image/gif" manifest:full-path="Pictures/1000020000000474000004748E85F10C.gif"/>
  <manifest:file-entry manifest:media-type="image/gif" manifest:full-path="Pictures/1000020000000474000004748DB8A2DE.gif"/>
  <manifest:file-entry manifest:media-type="image/gif" manifest:full-path="Pictures/100002000000047400000474E4D5F347.gif"/>
  <manifest:file-entry manifest:media-type="image/gif" manifest:full-path="Pictures/100002000000047400000474D03EBB78.gif"/>
  <manifest:file-entry manifest:media-type="image/gif" manifest:full-path="Pictures/1000020000000474000004748E81E422.gif"/>
  <manifest:file-entry manifest:media-type="image/gif" manifest:full-path="Pictures/1000020000000474000004748E8442D2.gif"/>
  <manifest:file-entry manifest:media-type="image/gif" manifest:full-path="Pictures/1000020000000474000004740F1E06A1.gif"/>
  <manifest:file-entry manifest:media-type="image/gif" manifest:full-path="Pictures/100002000000047400000474B353C96C.gif"/>
  <manifest:file-entry manifest:media-type="image/gif" manifest:full-path="Pictures/1000020000000474000004740BF16CED.gif"/>
  <manifest:file-entry manifest:media-type="image/gif" manifest:full-path="Pictures/10000200000004740000047414EC8701.gif"/>
  <manifest:file-entry manifest:media-type="image/gif" manifest:full-path="Pictures/1000020000000474000004745F1C4FA9.gif"/>
  <manifest:file-entry manifest:media-type="image/gif" manifest:full-path="Pictures/100002000000047400000474984AF37A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2cm" table:align="center"/>
    </style:style>
    <style:style style:name="Tabelle1.A" style:family="table-column">
      <style:table-column-properties style:column-width="5.999cm"/>
    </style:style>
    <style:style style:name="Tabelle1.B" style:family="table-column">
      <style:table-column-properties style:column-width="6.001cm"/>
    </style:style>
    <style:style style:name="Tabelle1.1" style:family="table-row">
      <style:table-row-properties style:row-height="6.001cm"/>
    </style:style>
    <style:style style:name="Tabelle1.A1" style:family="table-cell">
      <style:table-cell-properties style:vertical-align="middle" fo:padding="0cm" fo:border="none"/>
    </style:style>
    <style:style style:name="Tabelle2" style:family="table">
      <style:table-properties style:width="16.002cm" fo:break-before="page" table:align="center"/>
    </style:style>
    <style:style style:name="Tabelle2.A" style:family="table-column">
      <style:table-column-properties style:column-width="8.003cm"/>
    </style:style>
    <style:style style:name="Tabelle2.B" style:family="table-column">
      <style:table-column-properties style:column-width="7.999cm"/>
    </style:style>
    <style:style style:name="Tabelle2.1" style:family="table-row">
      <style:table-row-properties style:row-height="7.999cm"/>
    </style:style>
    <style:style style:name="Tabel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style:vertical-align="middle" fo:padding="0.097cm" fo:border="0.002cm solid #000000"/>
    </style:style>
    <style:style style:name="Tabel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17cm" draw:z-index="0"><draw:image xlink:href="Pictures/100002000000047400000474D03EBB78.gif" xlink:type="simple" xlink:show="embed" xlink:actuate="onLoad"/></draw:frame></text:p>
      <text:p text:style-name="P1"><draw:frame draw:style-name="fr1" draw:name="Grafik2" text:anchor-type="paragraph" svg:width="17cm" svg:height="17cm" draw:z-index="1"><draw:image xlink:href="Pictures/1000020000000474000004748E81E422.gif" xlink:type="simple" xlink:show="embed" xlink:actuate="onLoad"/></draw:frame></text:p>
      <text:p text:style-name="P1"><draw:frame draw:style-name="fr1" draw:name="Grafik3" text:anchor-type="paragraph" svg:width="17cm" svg:height="17cm" draw:z-index="2"><draw:image xlink:href="Pictures/1000020000000474000004748DB8A2DE.gif" xlink:type="simple" xlink:show="embed" xlink:actuate="onLoad"/></draw:frame></text:p>
      <text:p text:style-name="P1"><draw:frame draw:style-name="fr2" draw:name="Grafik4" text:anchor-type="paragraph" svg:width="17cm" svg:height="17cm" draw:z-index="3"><draw:image xlink:href="Pictures/100002000000047400000474098D9D72.gif" xlink:type="simple" xlink:show="embed" xlink:actuate="onLoad"/></draw:frame></text:p>
      <text:p text:style-name="P1"><draw:frame draw:style-name="fr1" draw:name="Grafik5" text:anchor-type="paragraph" svg:width="17cm" svg:height="17cm" draw:z-index="4"><draw:image xlink:href="Pictures/1000020000000474000004748E8442D2.gif" xlink:type="simple" xlink:show="embed" xlink:actuate="onLoad"/></draw:frame></text:p>
      <text:p text:style-name="P1"><draw:frame draw:style-name="fr1" draw:name="Grafik6" text:anchor-type="paragraph" svg:width="17cm" svg:height="17cm" draw:z-index="5"><draw:image xlink:href="Pictures/100002000000047400000474814A364B.gif" xlink:type="simple" xlink:show="embed" xlink:actuate="onLoad"/></draw:frame></text:p>
      <text:p text:style-name="P1"><draw:frame draw:style-name="fr2" draw:name="Grafik7" text:anchor-type="paragraph" svg:width="17cm" svg:height="17cm" draw:z-index="6"><draw:image xlink:href="Pictures/10000200000004740000047490A3C5CD.gif" xlink:type="simple" xlink:show="embed" xlink:actuate="onLoad"/></draw:frame></text:p>
      <text:p text:style-name="Standard"/>
      <text:p text:style-name="P1"><draw:frame draw:style-name="fr2" draw:name="Grafik8" text:anchor-type="paragraph" svg:width="17cm" svg:height="17cm" draw:z-index="7"><draw:image xlink:href="Pictures/100002000000047400000474B353C96C.gif" xlink:type="simple" xlink:show="embed" xlink:actuate="onLoad"/></draw:frame></text:p>
      <text:p text:style-name="P1"><draw:frame draw:style-name="fr1" draw:name="Grafik9" text:anchor-type="paragraph" svg:width="17cm" svg:height="17cm" draw:z-index="8"><draw:image xlink:href="Pictures/10000200000004740000047482E9B0BC.gif" xlink:type="simple" xlink:show="embed" xlink:actuate="onLoad"/></draw:frame></text:p>
      <text:p text:style-name="P1"><draw:frame draw:style-name="fr1" draw:name="Grafik10" text:anchor-type="paragraph" svg:width="17cm" svg:height="17cm" draw:z-index="9"><draw:image xlink:href="Pictures/1000020000000474000004748E85F10C.gif" xlink:type="simple" xlink:show="embed" xlink:actuate="onLoad"/></draw:frame></text:p>
      <text:p text:style-name="P1"><draw:frame draw:style-name="fr1" draw:name="Grafik11" text:anchor-type="paragraph" svg:width="17cm" svg:height="17cm" draw:z-index="10"><draw:image xlink:href="Pictures/100002000000047400000474984AF37A.gif" xlink:type="simple" xlink:show="embed" xlink:actuate="onLoad"/></draw:frame></text:p>
      <text:p text:style-name="P1"><draw:frame draw:style-name="fr1" draw:name="Grafik12" text:anchor-type="paragraph" svg:width="17cm" svg:height="17cm" draw:z-index="11"><draw:image xlink:href="Pictures/100002000000047400000474E4D5F347.gif" xlink:type="simple" xlink:show="embed" xlink:actuate="onLoad"/></draw:frame></text:p>
      <text:p text:style-name="P1"><draw:frame draw:style-name="fr1" draw:name="Grafik13" text:anchor-type="paragraph" svg:width="17cm" svg:height="17cm" draw:z-index="12"><draw:image xlink:href="Pictures/1000020000000474000004745F1C4FA9.gif" xlink:type="simple" xlink:show="embed" xlink:actuate="onLoad"/></draw:frame></text:p>
      <text:p text:style-name="P1"><draw:frame draw:style-name="fr1" draw:name="Grafik14" text:anchor-type="paragraph" svg:width="17cm" svg:height="17cm" draw:z-index="13"><draw:image xlink:href="Pictures/10000200000004740000047414EC8701.gif" xlink:type="simple" xlink:show="embed" xlink:actuate="onLoad"/></draw:frame></text:p>
      <text:p text:style-name="P1"><draw:frame draw:style-name="fr1" draw:name="Grafik15" text:anchor-type="paragraph" svg:width="17cm" svg:height="17cm" draw:z-index="14"><draw:image xlink:href="Pictures/1000020000000474000004740BF16CED.gif" xlink:type="simple" xlink:show="embed" xlink:actuate="onLoad"/></draw:frame></text:p>
      <text:p text:style-name="P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<draw:frame draw:style-name="fr3" draw:name="Grafik16" text:anchor-type="as-char" svg:width="5.001cm" svg:height="5.001cm" draw:z-index="16"><draw:image xlink:href="Pictures/100002000000047400000474B353C96C.gif" xlink:type="simple" xlink:show="embed" xlink:actuate="onLoad"/></draw:frame></text:p>
          </table:table-cell>
          <table:table-cell table:style-name="Tabelle1.A1" office:value-type="string">
            <text:p text:style-name="P4"><draw:frame draw:style-name="fr3" draw:name="Grafik17" text:anchor-type="as-char" svg:width="5.001cm" svg:height="5.001cm" draw:z-index="17"><draw:image xlink:href="Pictures/10000200000004740000047482E9B0BC.gif" xlink:type="simple" xlink:show="embed" xlink:actuate="onLoad"/></draw:frame></text:p>
          </table:table-cell>
        </table:table-row>
        <table:table-row table:style-name="Tabelle1.1">
          <table:table-cell table:style-name="Tabelle1.A1" office:value-type="string">
            <text:p text:style-name="P4"><draw:frame draw:style-name="fr3" draw:name="Grafik18" text:anchor-type="as-char" svg:width="5.001cm" svg:height="5.001cm" draw:z-index="18"><draw:image xlink:href="Pictures/1000020000000474000004748E85F10C.gif" xlink:type="simple" xlink:show="embed" xlink:actuate="onLoad"/></draw:frame></text:p>
          </table:table-cell>
          <table:table-cell table:style-name="Tabelle1.A1" office:value-type="string">
            <text:p text:style-name="P4"><draw:frame draw:style-name="fr3" draw:name="Grafik19" text:anchor-type="as-char" svg:width="5.001cm" svg:height="5.001cm" draw:z-index="19"><draw:image xlink:href="Pictures/100002000000047400000474984AF37A.gif" xlink:type="simple" xlink:show="embed" xlink:actuate="onLoad"/></draw:frame></text:p>
          </table:table-cell>
        </table:table-row>
        <table:table-row table:style-name="Tabelle1.1">
          <table:table-cell table:style-name="Tabelle1.A1" office:value-type="string">
            <text:p text:style-name="P4"><draw:frame draw:style-name="fr3" draw:name="Grafik20" text:anchor-type="as-char" svg:width="5.001cm" svg:height="5.001cm" draw:z-index="21"><draw:image xlink:href="Pictures/100002000000047400000474E4D5F347.gif" xlink:type="simple" xlink:show="embed" xlink:actuate="onLoad"/></draw:frame></text:p>
          </table:table-cell>
          <table:table-cell table:style-name="Tabelle1.A1" office:value-type="string">
            <text:p text:style-name="P4"><draw:frame draw:style-name="fr3" draw:name="Grafik21" text:anchor-type="as-char" svg:width="5.001cm" svg:height="5.001cm" draw:z-index="20"><draw:image xlink:href="Pictures/1000020000000474000004745F1C4FA9.gif" xlink:type="simple" xlink:show="embed" xlink:actuate="onLoad"/></draw:frame></text:p>
          </table:table-cell>
        </table:table-row>
        <table:table-row table:style-name="Tabelle1.1">
          <table:table-cell table:style-name="Tabelle1.A1" office:value-type="string">
            <text:p text:style-name="P4"><draw:frame draw:style-name="fr4" draw:name="Grafik22" text:anchor-type="as-char" svg:width="5.001cm" svg:height="5.001cm" draw:z-index="26"><draw:image xlink:href="Pictures/10000200000004740000047414EC8701.gif" xlink:type="simple" xlink:show="embed" xlink:actuate="onLoad"/></draw:frame></text:p>
          </table:table-cell>
          <table:table-cell table:style-name="Tabelle1.A1" office:value-type="string">
            <text:p text:style-name="P4"><draw:frame draw:style-name="fr3" draw:name="Grafik23" text:anchor-type="as-char" svg:width="5.001cm" svg:height="5.001cm" draw:z-index="15"><draw:image xlink:href="Pictures/1000020000000474000004740BF16CED.gif" xlink:type="simple" xlink:show="embed" xlink:actuate="onLoad"/></draw:frame>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"><draw:frame draw:style-name="fr3" draw:name="Grafik24" text:anchor-type="as-char" svg:width="5.001cm" svg:height="5.001cm" draw:z-index="24"><draw:image xlink:href="Pictures/100002000000047400000474B353C96C.gif" xlink:type="simple" xlink:show="embed" xlink:actuate="onLoad"/></draw:frame></text:p>
          </table:table-cell>
          <table:table-cell table:style-name="Tabelle2.B1" office:value-type="string">
            <text:p text:style-name="P4"><draw:frame draw:style-name="fr3" draw:name="Grafik25" text:anchor-type="as-char" svg:width="5.001cm" svg:height="5.001cm" draw:z-index="23"><draw:image xlink:href="Pictures/10000200000004740000047482E9B0BC.gif" xlink:type="simple" xlink:show="embed" xlink:actuate="onLoad"/></draw:frame></text:p>
          </table:table-cell>
        </table:table-row>
        <table:table-row table:style-name="Tabelle2.1">
          <table:table-cell table:style-name="Tabelle2.A2" office:value-type="string">
            <text:p text:style-name="P4"><draw:frame draw:style-name="fr3" draw:name="Grafik26" text:anchor-type="as-char" svg:width="5.001cm" svg:height="5.001cm" draw:z-index="25"><draw:image xlink:href="Pictures/1000020000000474000004748E85F10C.gif" xlink:type="simple" xlink:show="embed" xlink:actuate="onLoad"/></draw:frame></text:p>
          </table:table-cell>
          <table:table-cell table:style-name="Tabelle2.B2" office:value-type="string">
            <text:p text:style-name="P4"><draw:frame draw:style-name="fr3" draw:name="Grafik27" text:anchor-type="as-char" svg:width="5.001cm" svg:height="5.001cm" draw:z-index="22"><draw:image xlink:href="Pictures/100002000000047400000474984AF37A.gif" xlink:type="simple" xlink:show="embed" xlink:actuate="onLoad"/></draw:frame></text:p>
          </table:table-cell>
        </table:table-row>
      </table:table>
      <text:p text:style-name="Standard"/>
      <text:p text:style-name="P2"><draw:frame draw:style-name="fr5" draw:name="Grafik28" text:anchor-type="as-char" svg:y="7.077cm" svg:width="9.999cm" svg:height="9.999cm" draw:z-index="27"><draw:image xlink:href="Pictures/1000020000000474000004740F1E06A1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Bader</meta:initial-creator>
    <meta:creation-date>2010-08-20T10:56:31</meta:creation-date>
    <meta:printed-by>Markus Bader</meta:printed-by>
    <meta:print-date>2011-01-27T09:30:24</meta:print-date>
    <dc:date>2011-01-27T09:31:28</dc:date>
    <dc:creator>Markus Bader</dc:creator>
    <meta:editing-duration>PT01H31M40S</meta:editing-duration>
    <meta:editing-cycles>5</meta:editing-cycles>
    <meta:generator>OpenOffice.org/3.2$Linux OpenOffice.org_project/320m12$Build-9483</meta:generator>
    <meta:document-statistic meta:table-count="2" meta:image-count="28" meta:object-count="0" meta:page-count="18" meta:paragraph-count="13" meta:word-count="0" meta:character-count="13"/>
  </office:meta>
</office:document-meta>
</file>